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svg:stroke-width="0.102cm" draw:marker-start-width="0.457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457cm" draw:marker-end="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10" style:family="graphic" style:parent-style-name="standard">
      <style:graphic-properties draw:stroke="solid" svg:stroke-color="#000000" draw:fill="none" draw:fill-color="#ffffff" fo:min-height="1.02cm"/>
    </style:style>
    <style:style style:name="gr11" style:family="graphic" style:parent-style-name="standard">
      <style:graphic-properties draw:stroke="solid" svg:stroke-color="#000000" draw:fill="none" draw:fill-color="#ffffff" fo:min-height="5.465cm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03cm"/>
    </style:style>
    <style:style style:name="gr14" style:family="graphic" style:parent-style-name="standard">
      <style:graphic-properties draw:stroke="none" svg:stroke-color="#000000" draw:fill="none" draw:fill-color="#ffffff" fo:min-height="0.194cm"/>
    </style:style>
    <style:style style:name="gr15" style:family="graphic" style:parent-style-name="standard">
      <style:graphic-properties draw:stroke="none" svg:stroke-color="#000000" draw:fill="none" draw:fill-color="#ffffff" fo:min-height="1.21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draw:stroke="none" svg:stroke-color="#000000" draw:fill="none" draw:fill-color="#ffffff" fo:min-height="1.021cm"/>
    </style:style>
    <style:style style:name="gr18" style:family="graphic" style:parent-style-name="standard">
      <style:graphic-properties draw:stroke="none" svg:stroke-color="#000000" draw:fill="none" draw:fill-color="#ffffff" fo:min-height="1.75cm"/>
    </style:style>
    <style:style style:name="gr19" style:family="graphic" style:parent-style-name="standard">
      <style:graphic-properties draw:stroke="none" svg:stroke-color="#000000" draw:fill="none" draw:fill-color="#ffffff" fo:min-height="0.2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0.227cm"/>
    </style:style>
    <style:style style:name="gr22" style:family="graphic" style:parent-style-name="standard">
      <style:graphic-properties draw:stroke="none" svg:stroke-color="#000000" draw:fill="none" draw:fill-color="#ffffff" fo:min-height="0.478cm"/>
    </style:style>
    <style:style style:name="gr23" style:family="graphic" style:parent-style-name="standard">
      <style:graphic-properties draw:stroke="none" svg:stroke-color="#000000" draw:fill="none" draw:fill-color="#ffffff" fo:min-height="0.417cm"/>
    </style:style>
    <style:style style:name="co1" style:family="table-column">
      <style:table-column-properties style:column-width="1.8cm" style:use-optimal-column-width="false"/>
    </style:style>
    <style:style style:name="co2" style:family="table-column">
      <style:table-column-properties style:column-width="2.311cm" style:use-optimal-column-width="false"/>
    </style:style>
    <style:style style:name="co3" style:family="table-column">
      <style:table-column-properties style:column-width="3.509cm" style:use-optimal-column-width="false"/>
    </style:style>
    <style:style style:name="co4" style:family="table-column">
      <style:table-column-properties style:column-width="1.922cm" style:use-optimal-column-width="false"/>
    </style:style>
    <style:style style:name="co5" style:family="table-column">
      <style:table-column-properties style:column-width="2.54cm" style:use-optimal-column-width="false"/>
    </style:style>
    <style:style style:name="co6" style:family="table-column">
      <style:table-column-properties style:column-width="3.442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0.661cm"/>
    </style:style>
    <style:style style:name="ro3" style:family="table-row">
      <style:table-row-properties style:row-height="0.685cm"/>
    </style:style>
    <style:style style:name="ro4" style:family="table-row">
      <style:table-row-properties style:row-height="0.989cm"/>
    </style:style>
    <style:style style:name="ro5" style:family="table-row">
      <style:table-row-properties style:row-height="0.66cm"/>
    </style:style>
    <style:style style:name="ro6" style:family="table-row">
      <style:table-row-properties style:row-height="0.711cm"/>
    </style:style>
    <style:style style:name="ce1" style:family="table-cell">
      <style:graphic-properties draw:fill="solid" draw:fill-color="#b3b3b3" style:repeat="repeat"/>
      <style:paragraph-properties style:text-autospace="none"/>
    </style:style>
    <style:style style:name="ce2" style:family="table-cell">
      <style:graphic-properties draw:fill="solid" draw:fill-color="#b3b3b3" style:repeat="repeat"/>
      <style:paragraph-properties fo:text-align="center" style:text-autospace="none"/>
    </style:style>
    <style:style style:name="ce3" style:family="table-cell">
      <style:graphic-properties draw:fill="solid" draw:fill-color="#cccccc" style:repeat="repeat"/>
      <style:paragraph-properties fo:text-align="end" style:text-autospace="none"/>
      <style:text-properties fo:font-size="10pt" style:font-size-asian="10pt" style:font-size-complex="10pt"/>
    </style:style>
    <style:style style:name="ce4" style:family="table-cell">
      <style:graphic-properties draw:fill="solid" draw:fill-color="#cccccc" style:repeat="repeat"/>
      <style:paragraph-properties fo:text-align="center" style:text-autospace="none"/>
      <style:text-properties fo:font-size="10pt" style:font-size-asian="10pt" style:font-size-complex="10pt"/>
    </style:style>
    <style:style style:name="ce5" style:family="table-cell">
      <style:graphic-properties draw:fill="solid" draw:fill-color="#cccccc" style:repeat="repeat"/>
      <style:paragraph-properties style:text-autospace="none"/>
      <style:text-properties fo:font-size="10pt" style:font-size-asian="10pt" style:font-size-complex="10pt"/>
    </style:style>
    <style:style style:name="ce6" style:family="table-cell">
      <style:graphic-properties draw:fill="solid" draw:fill-color="#e6e6e6" style:repeat="repeat"/>
      <style:paragraph-properties fo:text-align="end" style:text-autospace="none"/>
      <style:text-properties fo:font-size="10pt" style:font-size-asian="10pt" style:font-size-complex="10pt"/>
    </style:style>
    <style:style style:name="ce7" style:family="table-cell">
      <style:graphic-properties draw:fill="solid" draw:fill-color="#e6e6e6" style:repeat="repeat"/>
      <style:paragraph-properties fo:text-align="center" style:text-autospace="none"/>
      <style:text-properties fo:font-size="10pt" style:font-size-asian="10pt" style:font-size-complex="10pt"/>
    </style:style>
    <style:style style:name="ce8" style:family="table-cell">
      <style:graphic-properties draw:fill="solid" draw:fill-color="#e6e6e6" style:repeat="repeat"/>
      <style:paragraph-properties style:text-autospace="none"/>
      <style:text-properties fo:font-size="10pt" style:font-size-asian="10pt" style:font-size-complex="10pt"/>
    </style:style>
    <style:style style:name="ce9" style:family="table-cell">
      <style:graphic-properties draw:fill="solid" draw:fill-color="#b3b3b3" style:repeat="repeat"/>
      <style:paragraph-properties style:text-autospace="none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  <style:text-properties fo:font-size="10pt" style:font-size-asian="10pt" style:font-size-complex="10pt"/>
    </style:style>
    <style:style style:name="P8" style:family="paragraph">
      <style:paragraph-properties fo:text-align="center" style:text-autospace="none"/>
      <style:text-properties fo:font-size="10pt" style:font-size-asian="10pt" style:font-size-complex="10pt"/>
    </style:style>
    <style:style style:name="P9" style:family="paragraph">
      <style:paragraph-properties style:text-autospace="none"/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8pt" style:text-underline-style="none" style:font-size-asian="8pt" style:font-size-complex="8pt"/>
    </style:style>
    <style:style style:name="P12" style:family="paragraph"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2.54cm" svg:x="8.62cm" svg:y="6.08cm">
          <text:p text:style-name="P1">Controller</text:p>
        </draw:rect>
        <draw:rect draw:style-name="gr1" draw:text-style-name="P1" draw:layer="layout" svg:width="2.54cm" svg:height="1.27cm" draw:transform="rotate (1.5707963267946) translate (13.7cm 8.62cm)">
          <text:p text:style-name="P1">Serial</text:p>
        </draw:rect>
        <draw:rect draw:style-name="gr1" draw:text-style-name="P1" draw:layer="layout" svg:width="5.08cm" svg:height="1.27cm" svg:x="13.065cm" svg:y="3.54cm">
          <text:p text:style-name="P1">Seven Segment</text:p>
        </draw:rect>
        <draw:line draw:style-name="gr2" draw:text-style-name="P1" draw:layer="layout" svg:x1="14.335cm" svg:y1="6.08cm" svg:x2="14.335cm" svg:y2="4.81cm">
          <text:p/>
        </draw:line>
        <draw:rect draw:style-name="gr1" draw:text-style-name="P1" draw:layer="layout" svg:width="3.81cm" svg:height="2.54cm" svg:x="7.985cm" svg:y="2.27cm">
          <text:p text:style-name="P1">Panel</text:p>
        </draw:rect>
        <draw:rect draw:style-name="gr1" draw:text-style-name="P1" draw:layer="layout" svg:width="2.54cm" svg:height="1.27cm" draw:transform="rotate (1.5707963267946) translate (14.97cm 8.62cm)">
          <text:p text:style-name="P1">Serial</text:p>
        </draw:rect>
        <draw:line draw:style-name="gr3" draw:text-style-name="P1" draw:layer="layout" svg:x1="9.89cm" svg:y1="6.08cm" svg:x2="9.89cm" svg:y2="4.81cm">
          <text:p/>
        </draw:line>
        <draw:rect draw:style-name="gr1" draw:text-style-name="P1" draw:layer="layout" svg:width="5.08cm" svg:height="2.54cm" svg:x="4.81cm" svg:y="13.7cm">
          <text:p text:style-name="P1">Arena</text:p>
        </draw:rect>
        <draw:rect draw:style-name="gr1" draw:text-style-name="P1" draw:layer="layout" svg:width="2.54cm" svg:height="1.27cm" draw:transform="rotate (1.5707963267946) translate (9.89cm 16.24cm)">
          <text:p text:style-name="P1">Serial</text:p>
        </draw:rect>
        <draw:rect draw:style-name="gr1" draw:text-style-name="P1" draw:layer="layout" svg:width="5.08cm" svg:height="1.27cm" svg:x="9.255cm" svg:y="11.16cm">
          <text:p text:style-name="P1">Seven Segment</text:p>
        </draw:rect>
        <draw:line draw:style-name="gr2" draw:text-style-name="P1" draw:layer="layout" svg:x1="10.525cm" svg:y1="13.7cm" svg:x2="10.525cm" svg:y2="12.43cm">
          <text:p/>
        </draw:line>
        <draw:rect draw:style-name="gr1" draw:text-style-name="P1" draw:layer="layout" svg:width="3.81cm" svg:height="1.27cm" svg:x="10.525cm" svg:y="16.875cm">
          <text:p text:style-name="P1">Buttons</text:p>
        </draw:rect>
        <draw:rect draw:style-name="gr1" draw:text-style-name="P1" draw:layer="layout" svg:width="2.54cm" svg:height="1.27cm" draw:transform="rotate (1.5707963267946) translate (11.16cm 16.24cm)">
          <text:p text:style-name="P1">Serial</text:p>
        </draw:rect>
        <draw:line draw:style-name="gr2" draw:text-style-name="P1" draw:layer="layout" svg:x1="15.605cm" svg:y1="14.97cm" svg:x2="15.605cm" svg:y2="8.62cm">
          <text:p/>
        </draw:line>
        <draw:line draw:style-name="gr2" draw:text-style-name="P1" draw:layer="layout" svg:x1="15.605cm" svg:y1="14.97cm" svg:x2="12.43cm" svg:y2="14.97cm">
          <text:p/>
        </draw:line>
        <draw:rect draw:style-name="gr1" draw:text-style-name="P1" draw:layer="layout" svg:width="3.81cm" svg:height="1.27cm" svg:x="10.525cm" svg:y="18.78cm">
          <text:p text:style-name="P1">Locks</text:p>
        </draw:rect>
        <draw:rect draw:style-name="gr1" draw:text-style-name="P1" draw:layer="layout" svg:width="3.81cm" svg:height="1.27cm" svg:x="10.525cm" svg:y="20.685cm">
          <text:p text:style-name="P1">Sensors</text:p>
        </draw:rect>
        <draw:rect draw:style-name="gr1" draw:text-style-name="P1" draw:layer="layout" svg:width="3.81cm" svg:height="1.27cm" svg:x="10.525cm" svg:y="22.59cm">
          <text:p text:style-name="P1">LEDs</text:p>
        </draw:rect>
        <draw:rect draw:style-name="gr1" draw:text-style-name="P1" draw:layer="layout" svg:width="3.81cm" svg:height="1.27cm" svg:x="10.525cm" svg:y="24.495cm">
          <text:p text:style-name="P1">Audio</text:p>
        </draw:rect>
        <draw:rect draw:style-name="gr1" draw:text-style-name="P1" draw:layer="layout" svg:width="3.81cm" svg:height="1.27cm" svg:x="10.525cm" svg:y="26.4cm">
          <text:p text:style-name="P1">Hazards</text:p>
        </draw:rect>
        <draw:line draw:style-name="gr2" draw:text-style-name="P1" draw:layer="layout" svg:x1="9.255cm" svg:y1="17.51cm" svg:x2="9.255cm" svg:y2="16.24cm">
          <text:p/>
        </draw:line>
        <draw:line draw:style-name="gr2" draw:text-style-name="P1" draw:layer="layout" svg:x1="7.985cm" svg:y1="21.32cm" svg:x2="7.985cm" svg:y2="16.24cm">
          <text:p/>
        </draw:line>
        <draw:line draw:style-name="gr2" draw:text-style-name="P1" draw:layer="layout" svg:x1="8.62cm" svg:y1="19.415cm" svg:x2="10.525cm" svg:y2="19.415cm">
          <text:p/>
        </draw:line>
        <draw:line draw:style-name="gr2" draw:text-style-name="P1" draw:layer="layout" svg:x1="7.35cm" svg:y1="23.225cm" svg:x2="10.525cm" svg:y2="23.225cm">
          <text:p/>
        </draw:line>
        <draw:line draw:style-name="gr2" draw:text-style-name="P1" draw:layer="layout" svg:x1="6.715cm" svg:y1="25.13cm" svg:x2="10.525cm" svg:y2="25.13cm">
          <text:p/>
        </draw:line>
        <draw:line draw:style-name="gr2" draw:text-style-name="P1" draw:layer="layout" svg:x1="6.08cm" svg:y1="27.035cm" svg:x2="10.525cm" svg:y2="27.035cm">
          <text:p/>
        </draw:line>
        <draw:line draw:style-name="gr4" draw:text-style-name="P1" draw:layer="layout" svg:x1="10.525cm" svg:y1="17.51cm" svg:x2="9.255cm" svg:y2="17.51cm">
          <text:p/>
        </draw:line>
        <draw:line draw:style-name="gr4" draw:text-style-name="P1" draw:layer="layout" svg:x1="10.525cm" svg:y1="21.32cm" svg:x2="7.985cm" svg:y2="21.32cm">
          <text:p/>
        </draw:line>
        <draw:line draw:style-name="gr4" draw:text-style-name="P1" draw:layer="layout" svg:x1="8.62cm" svg:y1="16.24cm" svg:x2="8.62cm" svg:y2="19.415cm">
          <text:p/>
        </draw:line>
        <draw:line draw:style-name="gr4" draw:text-style-name="P1" draw:layer="layout" svg:x1="7.35cm" svg:y1="16.24cm" svg:x2="7.35cm" svg:y2="23.225cm">
          <text:p/>
        </draw:line>
        <draw:line draw:style-name="gr4" draw:text-style-name="P1" draw:layer="layout" svg:x1="6.715cm" svg:y1="16.24cm" svg:x2="6.715cm" svg:y2="25.13cm">
          <text:p/>
        </draw:line>
        <draw:line draw:style-name="gr4" draw:text-style-name="P1" draw:layer="layout" svg:x1="6.08cm" svg:y1="16.24cm" svg:x2="6.08cm" svg:y2="27.035cm">
          <text:p/>
        </draw:line>
        <draw:line draw:style-name="gr5" draw:text-style-name="P1" draw:layer="layout" svg:x1="1.317cm" svg:y1="9.89cm" svg:x2="19.732cm" svg:y2="9.89cm">
          <text:p/>
        </draw:line>
        <draw:frame draw:style-name="gr6" draw:layer="layout" svg:width="8.89cm" svg:height="1.27cm" svg:x="1cm" svg:y="1cm">
          <draw:text-box>
            <text:p>Top-Level</text:p>
          </draw:text-box>
        </draw:frame>
      </draw:page>
      <draw:page draw:name="page2" draw:style-name="dp1" draw:master-page-name="Default">
        <draw:frame draw:style-name="gr6" draw:layer="layout" svg:width="8.89cm" svg:height="1.27cm" svg:x="2.269cm" svg:y="2.269cm">
          <draw:text-box>
            <text:p>Controller Innards</text:p>
          </draw:text-box>
        </draw:frame>
        <draw:rect draw:style-name="gr1" draw:text-style-name="P1" draw:layer="layout" svg:width="5.08cm" svg:height="1.27cm" svg:x="13.065cm" svg:y="5.445cm">
          <text:p text:style-name="P1">Seven Segment</text:p>
        </draw:rect>
        <draw:line draw:style-name="gr2" draw:text-style-name="P1" draw:layer="layout" svg:x1="15.605cm" svg:y1="7.985cm" svg:x2="15.605cm" svg:y2="6.715cm">
          <text:p/>
        </draw:line>
        <draw:rect draw:style-name="gr1" draw:text-style-name="P1" draw:layer="layout" svg:width="8.891cm" svg:height="3.175cm" svg:x="2.904cm" svg:y="4.81cm">
          <text:p text:style-name="P1"/>
          <text:p text:style-name="P1"/>
          <text:p text:style-name="P1"/>
          <text:p text:style-name="P1">Panel</text:p>
        </draw:rect>
        <draw:rect draw:style-name="gr1" draw:text-style-name="P1" draw:layer="layout" svg:width="3.81cm" svg:height="1.27cm" svg:x="13.7cm" svg:y="7.985cm">
          <text:p text:style-name="P1">Serial</text:p>
        </draw:rect>
        <draw:rect draw:style-name="gr1" draw:text-style-name="P1" draw:layer="layout" svg:width="8.255cm" svg:height="1.27cm" svg:x="3.222cm" svg:y="5.127cm">
          <text:p text:style-name="P1">Panel Components</text:p>
        </draw:rect>
        <draw:line draw:style-name="gr7" draw:text-style-name="P1" draw:layer="layout" svg:x1="15.605cm" svg:y1="21.955cm" svg:x2="15.605cm" svg:y2="15.605cm">
          <text:p/>
        </draw:line>
        <draw:line draw:style-name="gr8" draw:text-style-name="P1" draw:layer="layout" svg:x1="13.7cm" svg:y1="18.145cm" svg:x2="15.287cm" svg:y2="18.145cm">
          <text:p/>
        </draw:line>
        <draw:rect draw:style-name="gr1" draw:text-style-name="P1" draw:layer="layout" svg:width="5.08cm" svg:height="2.54cm" svg:x="13.065cm" svg:y="13.065cm">
          <text:p text:style-name="P1">Packet Decode</text:p>
          <text:p text:style-name="P1">Logic</text:p>
        </draw:rect>
        <draw:rect draw:style-name="gr1" draw:text-style-name="P1" draw:layer="layout" svg:width="5.08cm" svg:height="3.81cm" svg:x="8.62cm" svg:y="17.51cm">
          <text:p text:style-name="P1">Packet Encode</text:p>
          <text:p text:style-name="P2"><text:span text:style-name="T1"><text:s text:c="2"/></text:span><text:span text:style-name="T1">fill();</text:span></text:p>
          <text:p text:style-name="P2"><text:span text:style-name="T1"><text:s text:c="2"/></text:span><text:span text:style-name="T1">shipit();</text:span></text:p>
          <text:p text:style-name="P2"><text:span text:style-name="T1"><text:s text:c="2"/></text:span><text:span text:style-name="T1">makechksum();</text:span></text:p>
        </draw:rect>
        <draw:rect draw:style-name="gr1" draw:text-style-name="P1" draw:layer="layout" svg:width="3.81cm" svg:height="2.54cm" svg:x="13.7cm" svg:y="21.955cm">
          <text:p text:style-name="P1">Serial</text:p>
          <text:p text:style-name="P1">(to arena)</text:p>
        </draw:rect>
        <draw:line draw:style-name="gr7" draw:text-style-name="P1" draw:layer="layout" svg:x1="15.287cm" svg:y1="18.145cm" svg:x2="15.287cm" svg:y2="21.955cm">
          <text:p/>
        </draw:line>
        <draw:rect draw:style-name="gr1" draw:text-style-name="P1" draw:layer="layout" svg:width="5.08cm" svg:height="1.27cm" svg:x="13.065cm" svg:y="5.445cm">
          <text:p text:style-name="P1">Seven Segment</text:p>
        </draw:rect>
        <draw:line draw:style-name="gr2" draw:text-style-name="P1" draw:layer="layout" svg:x1="15.605cm" svg:y1="7.985cm" svg:x2="15.605cm" svg:y2="6.715cm">
          <text:p/>
        </draw:line>
        <draw:rect draw:style-name="gr1" draw:text-style-name="P1" draw:layer="layout" svg:width="3.81cm" svg:height="1.27cm" svg:x="13.7cm" svg:y="7.985cm">
          <text:p text:style-name="P1">Serial</text:p>
        </draw:rect>
        <draw:line draw:style-name="gr2" draw:text-style-name="P1" draw:layer="layout" svg:x1="15.605cm" svg:y1="13.065cm" svg:x2="15.605cm" svg:y2="9.255cm">
          <text:p/>
        </draw:line>
        <draw:line draw:style-name="gr2" draw:text-style-name="P1" draw:layer="layout" svg:x1="11.16cm" svg:y1="10.207cm" svg:x2="11.16cm" svg:y2="7.985cm">
          <text:p/>
        </draw:line>
        <draw:line draw:style-name="gr4" draw:text-style-name="P1" draw:layer="layout" svg:x1="11.16cm" svg:y1="10.207cm" svg:x2="14.335cm" svg:y2="11.795cm">
          <text:p/>
        </draw:line>
        <draw:line draw:style-name="gr4" draw:text-style-name="P1" draw:layer="layout" svg:x1="14.335cm" svg:y1="13.065cm" svg:x2="14.335cm" svg:y2="11.795cm">
          <text:p/>
        </draw:line>
        <draw:line draw:style-name="gr4" draw:text-style-name="P1" draw:layer="layout" svg:x1="9.89cm" svg:y1="11.795cm" svg:x2="9.89cm" svg:y2="7.985cm">
          <text:p/>
        </draw:line>
        <draw:line draw:style-name="gr2" draw:text-style-name="P1" draw:layer="layout" svg:x1="9.89cm" svg:y1="11.795cm" svg:x2="9.89cm" svg:y2="17.51cm">
          <text:p/>
        </draw:line>
        <draw:rect draw:style-name="gr1" draw:text-style-name="P3" draw:layer="layout" svg:width="2.54cm" svg:height="0.635cm" svg:x="14.335cm" svg:y="16.875cm">
          <text:p text:style-name="P1"><text:span text:style-name="T2">Interrupt</text:span></text:p>
        </draw:rect>
        <draw:rect draw:style-name="gr9" draw:text-style-name="P4" draw:layer="layout" svg:width="5.08cm" svg:height="1.905cm" svg:x="4.175cm" svg:y="13.065cm">
          <text:p text:style-name="P1"><text:span text:style-name="T3">Timer Module</text:span></text:p>
          <text:p text:style-name="P1"><text:span text:style-name="T3">100 Hz</text:span></text:p>
        </draw:rect>
        <draw:line draw:style-name="gr2" draw:text-style-name="P1" draw:layer="layout" svg:x1="6.715cm" svg:y1="16.24cm" svg:x2="8.62cm" svg:y2="18.145cm">
          <text:p/>
        </draw:line>
        <draw:line draw:style-name="gr4" draw:text-style-name="P1" draw:layer="layout" svg:x1="6.715cm" svg:y1="14.97cm" svg:x2="6.715cm" svg:y2="16.24cm">
          <text:p/>
        </draw:line>
        <draw:rect draw:style-name="gr1" draw:text-style-name="P3" draw:layer="layout" svg:width="2.54cm" svg:height="0.635cm" svg:x="6.08cm" svg:y="16.557cm">
          <text:p text:style-name="P1"><text:span text:style-name="T2">trigger</text:span></text:p>
        </draw:rect>
        <draw:rect draw:style-name="gr9" draw:text-style-name="P4" draw:layer="layout" svg:width="5.08cm" svg:height="1.905cm" svg:x="2.905cm" svg:y="9.89cm">
          <text:p text:style-name="P1"><text:span text:style-name="T3">Timer Module</text:span></text:p>
          <text:p text:style-name="P1"><text:span text:style-name="T3">100 Hz</text:span></text:p>
        </draw:rect>
        <draw:rect draw:style-name="gr1" draw:text-style-name="P3" draw:layer="layout" svg:width="2.54cm" svg:height="0.635cm" svg:x="2.905cm" svg:y="7.35cm">
          <text:p text:style-name="P1"><text:span text:style-name="T2">Update();</text:span></text:p>
        </draw:rect>
        <draw:line draw:style-name="gr2" draw:text-style-name="P1" draw:layer="layout" svg:x1="4.175cm" svg:y1="9.89cm" svg:x2="4.175cm" svg:y2="7.985cm">
          <text:p/>
        </draw:line>
      </draw:page>
      <draw:page draw:name="page3" draw:style-name="dp1" draw:master-page-name="Default">
        <draw:frame draw:style-name="gr6" draw:layer="layout" svg:width="8.89cm" svg:height="1.27cm" svg:x="2.268cm" svg:y="2.269cm">
          <draw:text-box>
            <text:p>Arena Spoofing Test Code</text:p>
          </draw:text-box>
        </draw:frame>
        <draw:line draw:style-name="gr7" draw:text-style-name="P1" draw:layer="layout" svg:x1="16.24cm" svg:y1="20.685cm" svg:x2="16.24cm" svg:y2="8.62cm">
          <text:p/>
        </draw:line>
        <draw:line draw:style-name="gr8" draw:text-style-name="P1" draw:layer="layout" svg:x1="8.62cm" svg:y1="20.685cm" svg:x2="16.24cm" svg:y2="20.685cm">
          <text:p/>
        </draw:line>
        <draw:rect draw:style-name="gr1" draw:text-style-name="P1" draw:layer="layout" svg:width="5.08cm" svg:height="2.54cm" svg:x="6.715cm" svg:y="13.065cm">
          <text:p text:style-name="P1">Packet Decode</text:p>
          <text:p text:style-name="P1">Logic</text:p>
        </draw:rect>
        <draw:rect draw:style-name="gr1" draw:text-style-name="P1" draw:layer="layout" svg:width="3.81cm" svg:height="2.54cm" svg:x="14.335cm" svg:y="6.08cm">
          <text:p text:style-name="P1">SW Serial</text:p>
          <text:p text:style-name="P1">(controller)</text:p>
        </draw:rect>
        <draw:line draw:style-name="gr7" draw:text-style-name="P1" draw:layer="layout" svg:x1="15.922cm" svg:y1="14.335cm" svg:x2="11.795cm" svg:y2="14.335cm">
          <text:p/>
        </draw:line>
        <draw:line draw:style-name="gr2" draw:text-style-name="P1" draw:layer="layout" svg:x1="9.255cm" svg:y1="13.065cm" svg:x2="9.255cm" svg:y2="11.16cm">
          <text:p/>
        </draw:line>
        <draw:rect draw:style-name="gr1" draw:text-style-name="P3" draw:layer="layout" svg:width="2.54cm" svg:height="0.635cm" svg:x="13.065cm" svg:y="14.017cm">
          <text:p text:style-name="P1"><text:span text:style-name="T2">Interrupt</text:span></text:p>
        </draw:rect>
        <draw:rect draw:style-name="gr1" draw:text-style-name="P1" draw:layer="layout" svg:width="10.318cm" svg:height="1.27cm" svg:x="3.382cm" svg:y="9.89cm">
          <text:p text:style-name="P1">HW Serial Port</text:p>
        </draw:rect>
        <draw:rect draw:style-name="gr1" draw:text-style-name="P1" draw:layer="layout" svg:width="5.08cm" svg:height="3.81cm" svg:x="3.54cm" svg:y="18.78cm">
          <text:p text:style-name="P1">Packet Encode</text:p>
          <text:p text:style-name="P2"><text:span text:style-name="T1"><text:s text:c="2"/></text:span><text:span text:style-name="T1">fill();</text:span></text:p>
          <text:p text:style-name="P2"><text:span text:style-name="T1"><text:s text:c="2"/></text:span><text:span text:style-name="T1">shipit();</text:span></text:p>
          <text:p text:style-name="P2"><text:span text:style-name="T1"><text:s text:c="2"/></text:span><text:span text:style-name="T1">makechksum();</text:span></text:p>
        </draw:rect>
        <draw:line draw:style-name="gr2" draw:text-style-name="P1" draw:layer="layout" svg:x1="6.08cm" svg:y1="11.16cm" svg:x2="6.08cm" svg:y2="18.78cm">
          <text:p/>
        </draw:line>
        <draw:rect draw:style-name="gr1" draw:text-style-name="P3" draw:layer="layout" svg:width="2.54cm" svg:height="0.635cm" svg:x="4.81cm" svg:y="16.875cm">
          <text:p text:style-name="P1"><text:span text:style-name="T2">Interrupt</text:span></text:p>
        </draw:rect>
        <draw:line draw:style-name="gr8" draw:text-style-name="P1" draw:layer="layout" svg:x1="15.922cm" svg:y1="8.62cm" svg:x2="15.922cm" svg:y2="14.335cm">
          <text:p/>
        </draw:line>
      </draw:page>
      <draw:page draw:name="page4" draw:style-name="dp1" draw:master-page-name="Default">
        <draw:frame draw:style-name="gr10" draw:layer="layout" svg:width="8.89cm" svg:height="1.27cm" svg:x="2.27cm" svg:y="2.27cm">
          <draw:text-box>
            <text:p>Packet Format</text:p>
          </draw:text-box>
        </draw:frame>
        <draw:frame draw:style-name="gr11" draw:text-style-name="P5" draw:layer="layout" svg:width="8.255cm" svg:height="5.715cm" svg:x="2.905cm" svg:y="4.175cm">
          <draw:text-box>
            <text:p><text:span text:style-name="T4">Data sent to arena:</text:span></text:p>
            <text:p><text:span text:style-name="T4"><text:s text:c="2"/></text:span><text:span text:style-name="T4">5 buttons</text:span></text:p>
            <text:p><text:span text:style-name="T4"><text:s text:c="2"/></text:span><text:span text:style-name="T4">2 switches</text:span></text:p>
            <text:p><text:span text:style-name="T4"><text:s text:c="2"/></text:span><text:span text:style-name="T4">8 LEDs</text:span></text:p>
            <text:p><text:span text:style-name="T4"><text:s text:c="2"/></text:span><text:span text:style-name="T4">Packet id?</text:span></text:p>
            <text:p><text:span text:style-name="T4"><text:s text:c="2"/></text:span><text:span text:style-name="T4">Checksum?</text:span></text:p>
            <text:p><text:span text:style-name="T4"/></text:p>
            <text:p><text:span text:style-name="T4">Data sent to controller:</text:span></text:p>
            <text:p><text:span text:style-name="T4"><text:s text:c="2"/></text:span><text:span text:style-name="T4">Time, multi-state</text:span></text:p>
            <text:p><text:span text:style-name="T4"><text:s text:c="2"/></text:span><text:span text:style-name="T4">7 LEDs, muli-state</text:span></text:p>
            <text:p><text:span text:style-name="T4"/></text:p>
          </draw:text-box>
        </draw:frame>
        <draw:frame draw:style-name="standard" draw:layer="layout" svg:width="7.619cm" svg:height="17.539cm" svg:x="2.335cm" svg:y="10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6">Data to arena</text:p>
              </table:table-cell>
              <table:covered-table-cell table:style-name="ce2"/>
              <table:covered-table-cell/>
            </table:table-row>
            <table:table-row table:style-name="ro2">
              <table:table-cell table:style-name="ce3">
                <text:p text:style-name="P7">Byte</text:p>
              </table:table-cell>
              <table:table-cell table:style-name="ce4">
                <text:p text:style-name="P8">Values</text:p>
              </table:table-cell>
              <table:table-cell table:style-name="ce5">
                <text:p text:style-name="P9">Function</text:p>
              </table:table-cell>
            </table:table-row>
            <table:table-row table:style-name="ro2">
              <table:table-cell table:style-name="ce6">
                <text:p text:style-name="P7">0</text:p>
              </table:table-cell>
              <table:table-cell table:style-name="ce7">
                <text:p text:style-name="P8">~</text:p>
              </table:table-cell>
              <table:table-cell table:style-name="ce8">
                <text:p text:style-name="P9">START</text:p>
              </table:table-cell>
            </table:table-row>
            <table:table-row table:style-name="ro2">
              <table:table-cell table:style-name="ce6">
                <text:p text:style-name="P7">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ID MSN</text:p>
              </table:table-cell>
            </table:table-row>
            <table:table-row table:style-name="ro2">
              <table:table-cell table:style-name="ce6">
                <text:p text:style-name="P7">2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ID</text:p>
              </table:table-cell>
            </table:table-row>
            <table:table-row table:style-name="ro2">
              <table:table-cell table:style-name="ce6">
                <text:p text:style-name="P7">3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ID</text:p>
              </table:table-cell>
            </table:table-row>
            <table:table-row table:style-name="ro2">
              <table:table-cell table:style-name="ce6">
                <text:p text:style-name="P7">4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ID LSN</text:p>
              </table:table-cell>
            </table:table-row>
            <table:table-row table:style-name="ro2">
              <table:table-cell table:style-name="ce6">
                <text:p text:style-name="P7">5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First 4 buttons</text:p>
              </table:table-cell>
            </table:table-row>
            <table:table-row table:style-name="ro2">
              <table:table-cell table:style-name="ce6">
                <text:p text:style-name="P7">6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Next 4 buttons</text:p>
              </table:table-cell>
            </table:table-row>
            <table:table-row table:style-name="ro2">
              <table:table-cell table:style-name="ce6">
                <text:p text:style-name="P7">7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First 4 switches</text:p>
              </table:table-cell>
            </table:table-row>
            <table:table-row table:style-name="ro2">
              <table:table-cell table:style-name="ce6">
                <text:p text:style-name="P7">8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Next 4 switches</text:p>
              </table:table-cell>
            </table:table-row>
            <table:table-row table:style-name="ro2">
              <table:table-cell table:style-name="ce6">
                <text:p text:style-name="P7">9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0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1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2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3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4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5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2">
              <table:table-cell table:style-name="ce6">
                <text:p text:style-name="P7">16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Status MSN</text:p>
              </table:table-cell>
            </table:table-row>
            <table:table-row table:style-name="ro2">
              <table:table-cell table:style-name="ce6">
                <text:p text:style-name="P7">17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Status LSN</text:p>
              </table:table-cell>
            </table:table-row>
            <table:table-row table:style-name="ro2">
              <table:table-cell table:style-name="ce6">
                <text:p text:style-name="P7">18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 MSN</text:p>
              </table:table-cell>
            </table:table-row>
            <table:table-row table:style-name="ro2">
              <table:table-cell table:style-name="ce6">
                <text:p text:style-name="P7">19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</text:p>
              </table:table-cell>
            </table:table-row>
            <table:table-row table:style-name="ro2">
              <table:table-cell table:style-name="ce6">
                <text:p text:style-name="P7">20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</text:p>
              </table:table-cell>
            </table:table-row>
            <table:table-row table:style-name="ro2">
              <table:table-cell table:style-name="ce6">
                <text:p text:style-name="P7">2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 LSN</text:p>
              </table:table-cell>
            </table:table-row>
            <table:table-row table:style-name="ro2">
              <table:table-cell table:style-name="ce6">
                <text:p text:style-name="P7">22</text:p>
              </table:table-cell>
              <table:table-cell table:style-name="ce7">
                <text:p text:style-name="P8">0x0D</text:p>
              </table:table-cell>
              <table:table-cell table:style-name="ce8">
                <text:p text:style-name="P9">STOP</text:p>
              </table:table-cell>
            </table:table-row>
            <table:table-row table:style-name="ro3">
              <table:table-cell table:style-name="ce6">
                <text:p text:style-name="P7">23</text:p>
              </table:table-cell>
              <table:table-cell table:style-name="ce7">
                <text:p text:style-name="P8">0x0A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903cm" svg:height="17.539cm" svg:x="11.104cm" svg:y="10.61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9">
              <table:table-cell table:number-columns-spanned="3">
                <text:p text:style-name="P10"><text:span text:style-name="T3">Data to controller</text:span></text:p>
              </table:table-cell>
              <table:covered-table-cell/>
              <table:covered-table-cell/>
            </table:table-row>
            <table:table-row table:style-name="ro5">
              <table:table-cell table:style-name="ce3">
                <text:p text:style-name="P7">Byte</text:p>
              </table:table-cell>
              <table:table-cell table:style-name="ce4">
                <text:p text:style-name="P8">Values</text:p>
              </table:table-cell>
              <table:table-cell table:style-name="ce5">
                <text:p text:style-name="P9">Function</text:p>
              </table:table-cell>
            </table:table-row>
            <table:table-row table:style-name="ro5">
              <table:table-cell table:style-name="ce6">
                <text:p text:style-name="P7">0</text:p>
              </table:table-cell>
              <table:table-cell table:style-name="ce7">
                <text:p text:style-name="P8">~</text:p>
              </table:table-cell>
              <table:table-cell table:style-name="ce8">
                <text:p text:style-name="P9">START</text:p>
              </table:table-cell>
            </table:table-row>
            <table:table-row table:style-name="ro5">
              <table:table-cell table:style-name="ce6">
                <text:p text:style-name="P7">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First 2 LEDs</text:p>
              </table:table-cell>
            </table:table-row>
            <table:table-row table:style-name="ro5">
              <table:table-cell table:style-name="ce6">
                <text:p text:style-name="P7">2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Next 2 LEDs</text:p>
              </table:table-cell>
            </table:table-row>
            <table:table-row table:style-name="ro5">
              <table:table-cell table:style-name="ce6">
                <text:p text:style-name="P7">3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Next 2 LEDs</text:p>
              </table:table-cell>
            </table:table-row>
            <table:table-row table:style-name="ro5">
              <table:table-cell table:style-name="ce6">
                <text:p text:style-name="P7">4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Next 2 LEDs</text:p>
              </table:table-cell>
            </table:table-row>
            <table:table-row table:style-name="ro5">
              <table:table-cell table:style-name="ce6">
                <text:p text:style-name="P7">5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6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7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8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9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10</text:p>
              </table:table-cell>
              <table:table-cell table:style-name="ce7">
                <text:p text:style-name="P8">0x20</text:p>
              </table:table-cell>
              <table:table-cell table:style-name="ce8"/>
            </table:table-row>
            <table:table-row table:style-name="ro5">
              <table:table-cell table:style-name="ce6">
                <text:p text:style-name="P7">1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ountout</text:p>
              </table:table-cell>
            </table:table-row>
            <table:table-row table:style-name="ro5">
              <table:table-cell table:style-name="ce6">
                <text:p text:style-name="P7">12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Time MSN</text:p>
              </table:table-cell>
            </table:table-row>
            <table:table-row table:style-name="ro5">
              <table:table-cell table:style-name="ce6">
                <text:p text:style-name="P7">13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Time</text:p>
              </table:table-cell>
            </table:table-row>
            <table:table-row table:style-name="ro5">
              <table:table-cell table:style-name="ce6">
                <text:p text:style-name="P7">14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Time</text:p>
              </table:table-cell>
            </table:table-row>
            <table:table-row table:style-name="ro5">
              <table:table-cell table:style-name="ce6">
                <text:p text:style-name="P7">15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Time LSM</text:p>
              </table:table-cell>
            </table:table-row>
            <table:table-row table:style-name="ro5">
              <table:table-cell table:style-name="ce6">
                <text:p text:style-name="P7">16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Status MSN</text:p>
              </table:table-cell>
            </table:table-row>
            <table:table-row table:style-name="ro5">
              <table:table-cell table:style-name="ce6">
                <text:p text:style-name="P7">17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Status LSN</text:p>
              </table:table-cell>
            </table:table-row>
            <table:table-row table:style-name="ro5">
              <table:table-cell table:style-name="ce6">
                <text:p text:style-name="P7">18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 MSN</text:p>
              </table:table-cell>
            </table:table-row>
            <table:table-row table:style-name="ro5">
              <table:table-cell table:style-name="ce6">
                <text:p text:style-name="P7">19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</text:p>
              </table:table-cell>
            </table:table-row>
            <table:table-row table:style-name="ro5">
              <table:table-cell table:style-name="ce6">
                <text:p text:style-name="P7">20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</text:p>
              </table:table-cell>
            </table:table-row>
            <table:table-row table:style-name="ro5">
              <table:table-cell table:style-name="ce6">
                <text:p text:style-name="P7">21</text:p>
              </table:table-cell>
              <table:table-cell table:style-name="ce7">
                <text:p text:style-name="P8">ascii Hex</text:p>
              </table:table-cell>
              <table:table-cell table:style-name="ce8">
                <text:p text:style-name="P9">CRC-16 LSN</text:p>
              </table:table-cell>
            </table:table-row>
            <table:table-row table:style-name="ro5">
              <table:table-cell table:style-name="ce6">
                <text:p text:style-name="P7">22</text:p>
              </table:table-cell>
              <table:table-cell table:style-name="ce7">
                <text:p text:style-name="P8">0x0D</text:p>
              </table:table-cell>
              <table:table-cell table:style-name="ce8">
                <text:p text:style-name="P9">STOP</text:p>
              </table:table-cell>
            </table:table-row>
            <table:table-row table:style-name="ro6">
              <table:table-cell table:style-name="ce6">
                <text:p text:style-name="P7">23</text:p>
              </table:table-cell>
              <table:table-cell table:style-name="ce7">
                <text:p text:style-name="P8">0x0A</text:p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frame draw:style-name="gr6" draw:layer="layout" svg:width="11.59cm" svg:height="1.518cm" svg:x="2.268cm" svg:y="2.269cm">
          <draw:text-box>
            <text:p>Arena State Logic</text:p>
            <text:p><text:span text:style-name="T2">This state machine also has interrupt capabilities</text:span></text:p>
          </draw:text-box>
        </draw:frame>
        <draw:circle draw:style-name="gr1" draw:text-style-name="P1" draw:layer="layout" svg:width="3.81cm" svg:height="3.81cm" svg:x="2.905cm" svg:y="4.81cm">
          <text:p text:style-name="P1">IDLE</text:p>
          <text:p text:style-name="P1"><text:span text:style-name="T4">Displays "3:00"</text:span></text:p>
          <text:p text:style-name="P1"><text:span text:style-name="T4">Doors by switch</text:span></text:p>
        </draw:circle>
        <draw:circle draw:style-name="gr1" draw:text-style-name="P1" draw:layer="layout" svg:width="3.81cm" svg:height="3.81cm" svg:x="9.89cm" svg:y="4.81cm">
          <text:p text:style-name="P1">WAIT FOR</text:p>
          <text:p text:style-name="P1">PLAYERS</text:p>
          <text:p text:style-name="P1">STATE</text:p>
        </draw:circle>
        <draw:path draw:style-name="gr12" draw:text-style-name="P1" draw:layer="layout" svg:width="1.73cm" svg:height="1.712cm" draw:transform="rotate (0.655720199974146) translate (12.4440908938303cm 4.77132978979034cm)" svg:viewBox="0 0 1731 1713" svg:d="m0 289c2277-1294 2284 2237 163 1246">
          <text:p/>
        </draw:path>
        <draw:frame draw:style-name="gr13" draw:text-style-name="P11" draw:layer="layout" svg:width="3.556cm" svg:height="0.953cm" svg:x="13.954cm" svg:y="3.222cm">
          <draw:text-box>
            <text:p text:style-name="P1"><text:span text:style-name="T5">Stations not ready</text:span></text:p>
            <text:p text:style-name="P1"><text:span text:style-name="T6">Update "Ready" LED</text:span></text:p>
          </draw:text-box>
        </draw:frame>
        <draw:path draw:style-name="gr12" draw:text-style-name="P1" draw:layer="layout" svg:width="2.5cm" svg:height="1.483cm" draw:transform="skewX (-0.579972910437606) rotate (0.387114028092269) translate (6.3973910981616cm 5.65882540767698cm)" svg:viewBox="0 0 2501 1484" svg:d="m0 0c1340-3 2268 513 2501 1484">
          <text:p/>
        </draw:path>
        <draw:frame draw:style-name="gr14" draw:text-style-name="P11" draw:layer="layout" svg:width="3.111cm" svg:height="1.523cm" svg:x="6.715cm" svg:y="5.286cm">
          <draw:text-box>
            <text:p text:style-name="P1"><text:span text:style-name="T5">Doors shut</text:span></text:p>
            <text:p text:style-name="P1"><text:span text:style-name="T5">Doors locked</text:span></text:p>
            <text:p text:style-name="P1"><text:span text:style-name="T5">Hazards armed</text:span></text:p>
            <text:p text:style-name="P1"><text:span text:style-name="T6"/></text:p>
          </draw:text-box>
        </draw:frame>
        <draw:frame draw:style-name="gr15" draw:text-style-name="P11" draw:layer="layout" svg:width="3.111cm" svg:height="1.841cm" svg:x="13.255cm" svg:y="7.667cm">
          <draw:text-box>
            <text:p text:style-name="P1"><text:span text:style-name="T5">All stations ready</text:span></text:p>
            <text:p text:style-name="P1"><text:span text:style-name="T5">Doors shut</text:span></text:p>
            <text:p text:style-name="P1"><text:span text:style-name="T5">Doors locked</text:span></text:p>
            <text:p text:style-name="P1"><text:span text:style-name="T5">Hazards armed</text:span></text:p>
            <text:p text:style-name="P1"><text:span text:style-name="T6"/></text:p>
          </draw:text-box>
        </draw:frame>
        <draw:path draw:style-name="gr12" draw:text-style-name="P1" draw:layer="layout" svg:width="4.166cm" svg:height="4.19cm" draw:transform="skewX (-0.80285145591724) rotate (-1.09781209950541) translate (11.8017395487998cm 7.45047381870253cm)" svg:viewBox="0 0 4167 4191" svg:d="m4167 0c-2321 1500-3439 2671-4167 4191">
          <text:p/>
        </draw:path>
        <draw:frame draw:style-name="gr16" draw:text-style-name="P12" draw:layer="layout" svg:width="3.746cm" svg:height="0.635cm" svg:x="9.572cm" svg:y="10.525cm">
          <draw:text-box>
            <text:p text:style-name="P1"><text:span text:style-name="T5">Less than 1:00 remains</text:span></text:p>
          </draw:text-box>
        </draw:frame>
        <draw:path draw:style-name="gr12" draw:text-style-name="P1" draw:layer="layout" svg:width="1.73cm" svg:height="1.712cm" draw:transform="rotate (0.655720199974146) translate (16.2220908938303cm 9.21632978979034cm)" svg:viewBox="0 0 1731 1713" svg:d="m0 289c2277-1294 2284 2237 163 1246">
          <text:p/>
        </draw:path>
        <draw:frame draw:style-name="gr13" draw:text-style-name="P11" draw:layer="layout" svg:width="3.556cm" svg:height="0.953cm" svg:x="16.398cm" svg:y="7.825cm">
          <draw:text-box>
            <text:p text:style-name="P1"><text:span text:style-name="T5">All good</text:span></text:p>
            <text:p text:style-name="P1"><text:span text:style-name="T6"/></text:p>
          </draw:text-box>
        </draw:frame>
        <draw:path draw:style-name="gr12" draw:text-style-name="P1" draw:layer="layout" svg:width="2.618cm" svg:height="1.493cm" draw:transform="skewX (-0.61679935765468) rotate (-1.20392811802665) translate (17.1081346054752cm 12.2709018469601cm)" svg:viewBox="0 0 2619 1494" svg:d="m0 0c1399-3 2370 516 2619 1494">
          <text:p/>
        </draw:path>
        <draw:circle draw:style-name="gr1" draw:text-style-name="P1" draw:layer="layout" svg:width="3.81cm" svg:height="3.81cm" svg:x="13.7cm" svg:y="9.255cm">
          <text:p text:style-name="P1">FIRST<text:line-break/><text:span text:style-name="T7">STAGE</text:span></text:p>
          <text:p text:style-name="P1"><text:span text:style-name="T8">Counting</text:span></text:p>
          <text:p text:style-name="P1"><text:span text:style-name="T8">down</text:span></text:p>
        </draw:circle>
        <draw:frame draw:style-name="gr15" draw:text-style-name="P11" draw:layer="layout" svg:width="3.111cm" svg:height="2.159cm" svg:x="17.033cm" svg:y="12.588cm">
          <draw:text-box>
            <text:p text:style-name="P1"><text:span text:style-name="T5">Pause button,</text:span></text:p>
            <text:p text:style-name="P1"><text:span text:style-name="T5">door ajar, or</text:span></text:p>
            <text:p text:style-name="P1"><text:span text:style-name="T5">doors unlocked</text:span></text:p>
            <text:p text:style-name="P1"><text:span text:style-name="T6">Hazards off</text:span></text:p>
            <text:p text:style-name="P1"><text:span text:style-name="T6">Doors locked</text:span></text:p>
            <text:p text:style-name="P1"><text:span text:style-name="T6">Start safety timer</text:span></text:p>
          </draw:text-box>
        </draw:frame>
        <draw:path draw:style-name="gr12" draw:text-style-name="P1" draw:layer="layout" svg:width="2.642cm" svg:height="1.592cm" draw:transform="skewX (-0.557807228937282) rotate (1.96314634264285) translate (14.0960992243981cm 16.3980976709572cm)" svg:viewBox="0 0 2643 1593" svg:d="m0 0c1413-3 2394 550 2643 1593">
          <text:p/>
        </draw:path>
        <draw:frame draw:style-name="gr15" draw:text-style-name="P11" draw:layer="layout" svg:width="3.111cm" svg:height="2.159cm" svg:x="11.16cm" svg:y="12.811cm">
          <draw:text-box>
            <text:p text:style-name="P1"><text:span text:style-name="T5">All stations ready</text:span></text:p>
            <text:p text:style-name="P1"><text:span text:style-name="T5">Doors shut</text:span></text:p>
            <text:p text:style-name="P1"><text:span text:style-name="T5">Doors locked</text:span></text:p>
            <text:p text:style-name="P1"><text:span text:style-name="T5">Hazards armed</text:span></text:p>
            <text:p text:style-name="P1"><text:span text:style-name="T5">Timer &gt;= 1:00</text:span></text:p>
            <text:p text:style-name="P1"><text:span text:style-name="T6"/></text:p>
          </draw:text-box>
        </draw:frame>
        <draw:circle draw:style-name="gr1" draw:text-style-name="P1" draw:layer="layout" svg:width="3.81cm" svg:height="3.81cm" svg:x="6.873cm" svg:y="12.747cm">
          <text:p text:style-name="P1"><text:span text:style-name="T2">SECOND</text:span><text:span text:style-name="T2"><text:line-break/></text:span><text:span text:style-name="T9">STAGE</text:span></text:p>
          <text:p text:style-name="P1"><text:span text:style-name="T10">Counting</text:span></text:p>
          <text:p text:style-name="P1"><text:span text:style-name="T10">Down</text:span></text:p>
          <text:p text:style-name="P1"><text:span text:style-name="T10">Hazards on</text:span></text:p>
        </draw:circle>
        <draw:path draw:style-name="gr12" draw:text-style-name="P1" draw:layer="layout" svg:width="2.15cm" svg:height="1.505cm" draw:transform="skewX (0.688881455762032) rotate (2.24588968146588) translate (11.7491584180182cm 17.3242486418741cm)" svg:viewBox="0 0 2151 1506" svg:d="m2151 0c-1149-3-1947 520-2151 1506">
          <text:p/>
        </draw:path>
        <draw:path draw:style-name="gr12" draw:text-style-name="P1" draw:layer="layout" svg:width="1.753cm" svg:height="1.552cm" draw:transform="skewX (-0.0244346095279162) rotate (2.4736551488511) translate (18.359682244023cm 19.1400297070762cm)" svg:viewBox="0 0 1754 1553" svg:d="m1310 32c-2319-388-1168 2887 444 846">
          <text:p/>
        </draw:path>
        <draw:frame draw:style-name="gr17" draw:text-style-name="P11" draw:layer="layout" svg:width="2.808cm" svg:height="1.271cm" svg:x="17.351cm" svg:y="18.78cm">
          <draw:text-box>
            <text:p text:style-name="P1"><text:span text:style-name="T5">Still paused</text:span></text:p>
            <text:p text:style-name="P1"><text:span text:style-name="T5">Saftey Lockout</text:span></text:p>
            <text:p text:style-name="P1"><text:span text:style-name="T6"/></text:p>
          </draw:text-box>
        </draw:frame>
        <draw:circle draw:style-name="gr1" draw:text-style-name="P1" draw:layer="layout" svg:width="3.81cm" svg:height="3.81cm" svg:x="13.7cm" svg:y="15.605cm">
          <text:p text:style-name="P1">PAUSE</text:p>
          <text:p text:style-name="P1"><text:span text:style-name="T7">MATCH</text:span></text:p>
          <text:p text:style-name="P1"><text:span text:style-name="T2">Stop clock</text:span></text:p>
        </draw:circle>
        <draw:frame draw:style-name="gr15" draw:text-style-name="P11" draw:layer="layout" svg:width="3.111cm" svg:height="2.159cm" svg:x="10.048cm" svg:y="17.033cm">
          <draw:text-box>
            <text:p text:style-name="P1"><text:span text:style-name="T5">Pause button,</text:span></text:p>
            <text:p text:style-name="P1"><text:span text:style-name="T5">door ajar, or</text:span></text:p>
            <text:p text:style-name="P1"><text:span text:style-name="T5">doors unlocked</text:span></text:p>
            <text:p text:style-name="P1"><text:span text:style-name="T6">Hazards off</text:span></text:p>
            <text:p text:style-name="P1"><text:span text:style-name="T6">Doors locked</text:span></text:p>
            <text:p text:style-name="P1"><text:span text:style-name="T6">Start safety timer</text:span></text:p>
          </draw:text-box>
        </draw:frame>
        <draw:path draw:style-name="gr12" draw:text-style-name="P1" draw:layer="layout" svg:width="4.543cm" svg:height="3.803cm" draw:transform="skewX (0.688881455762032) rotate (2.24588968146588) translate (10.413758991438cm 20.0875758974674cm)" svg:viewBox="0 0 4544 3804" svg:d="m1356 3804c-3135-3719-313-4793 3188-2859">
          <text:p/>
        </draw:path>
        <draw:frame draw:style-name="gr18" draw:text-style-name="P11" draw:layer="layout" svg:width="3.111cm" svg:height="2.159cm" svg:x="8.049cm" svg:y="20.113cm">
          <draw:text-box>
            <text:p text:style-name="P1"><text:span text:style-name="T5">All stations ready</text:span></text:p>
            <text:p text:style-name="P1"><text:span text:style-name="T5">Doors shut</text:span></text:p>
            <text:p text:style-name="P1"><text:span text:style-name="T5">Doors locked</text:span></text:p>
            <text:p text:style-name="P1"><text:span text:style-name="T5">Hazards armed</text:span></text:p>
            <text:p text:style-name="P1"><text:span text:style-name="T5">Timer &lt; 1:00</text:span></text:p>
            <text:p text:style-name="P1"><text:span text:style-name="T6"/></text:p>
          </draw:text-box>
        </draw:frame>
        <draw:path draw:style-name="gr12" draw:text-style-name="P1" draw:layer="layout" svg:width="1.827cm" svg:height="1.585cm" draw:transform="skewX (-0.0244346095279159) rotate (2.4736551488511) translate (16.3963313115654cm 21.1935083889296cm)" svg:viewBox="0 0 1828 1586" svg:d="m1828 808c-1365-2315-2985 1120-639 750">
          <text:p/>
        </draw:path>
        <draw:frame draw:style-name="gr17" draw:text-style-name="P11" draw:layer="layout" svg:width="3.125cm" svg:height="1.271cm" svg:x="15.813cm" svg:y="20.843cm">
          <draw:text-box>
            <text:p text:style-name="P1"><text:span text:style-name="T5">Still paused</text:span></text:p>
            <text:p text:style-name="P1"><text:span text:style-name="T5">Lockout expired</text:span></text:p>
            <text:p text:style-name="P1"><text:span text:style-name="T6">Door locks by switch</text:span></text:p>
          </draw:text-box>
        </draw:frame>
        <draw:circle draw:style-name="gr1" draw:text-style-name="P13" draw:layer="layout" svg:width="1.905cm" svg:height="1.905cm" svg:x="2.27cm" svg:y="14.493cm">
          <text:p text:style-name="P1"><text:span text:style-name="T4">BUZZER</text:span></text:p>
        </draw:circle>
        <draw:line draw:style-name="gr2" draw:text-style-name="P1" draw:layer="layout" svg:x1="6.873cm" svg:y1="14.97cm" svg:x2="4.175cm" svg:y2="15.287cm">
          <text:p/>
        </draw:line>
        <draw:frame draw:style-name="gr15" draw:text-style-name="P11" draw:layer="layout" svg:width="3.111cm" svg:height="1.523cm" svg:x="4.397cm" svg:y="15.287cm">
          <draw:text-box>
            <text:p text:style-name="P1"><text:span text:style-name="T5">Timer expired</text:span></text:p>
            <text:p text:style-name="P1"><text:span text:style-name="T6">Hazards off</text:span></text:p>
            <text:p text:style-name="P1"><text:span text:style-name="T6">Doors locked</text:span></text:p>
            <text:p text:style-name="P1"><text:span text:style-name="T6">Start safty timer</text:span></text:p>
          </draw:text-box>
        </draw:frame>
        <draw:frame draw:style-name="gr15" draw:text-style-name="P11" draw:layer="layout" svg:width="3.111cm" svg:height="1.46cm" svg:x="4.333cm" svg:y="8.778cm">
          <draw:text-box>
            <text:p text:style-name="P1"><text:span text:style-name="T5">Timer expired</text:span></text:p>
            <text:p text:style-name="P1"><text:span text:style-name="T5">Hazards disabled</text:span></text:p>
            <text:p text:style-name="P1"><text:span text:style-name="T5">Doors Unlocked</text:span></text:p>
          </draw:text-box>
        </draw:frame>
        <draw:circle draw:style-name="gr1" draw:text-style-name="P1" draw:layer="layout" svg:width="3.81cm" svg:height="3.81cm" svg:x="2.444cm" svg:y="9.731cm">
          <text:p text:style-name="P1">END</text:p>
        </draw:circle>
        <draw:path draw:style-name="gr12" draw:text-style-name="P1" draw:layer="layout" svg:width="1.753cm" svg:height="1.552cm" draw:transform="skewX (-0.024434609527916) rotate (2.4736551488511) translate (7.08868224402294cm 13.3480297070762cm)" svg:viewBox="0 0 1754 1553" svg:d="m1310 32c-2319-388-1168 2887 444 846">
          <text:p/>
        </draw:path>
        <draw:frame draw:style-name="gr19" draw:text-style-name="P11" draw:layer="layout" svg:width="3.111cm" svg:height="0.569cm" svg:x="6.144cm" svg:y="10.842cm">
          <draw:text-box>
            <text:p text:style-name="P1"><text:span text:style-name="T5">Timer not expired</text:span></text:p>
          </draw:text-box>
        </draw:frame>
        <draw:circle draw:style-name="gr1" draw:text-style-name="P13" draw:layer="layout" svg:width="1.905cm" svg:height="1.905cm" svg:x="1cm" svg:y="8.302cm">
          <text:p text:style-name="P1"><text:span text:style-name="T4">E-Stop</text:span></text:p>
        </draw:circle>
        <draw:line draw:style-name="gr2" draw:text-style-name="P1" draw:layer="layout" svg:x1="2.905cm" svg:y1="9.096cm" svg:x2="3.857cm" svg:y2="8.937cm">
          <text:p/>
        </draw:line>
        <draw:frame draw:style-name="gr20" draw:layer="layout" svg:width="0.502cm" svg:height="1.204cm" svg:x="14.97cm" svg:y="25.604cm">
          <draw:text-box>
            <text:p/>
          </draw:text-box>
        </draw:frame>
        <draw:frame draw:style-name="gr15" draw:text-style-name="P11" draw:layer="layout" svg:width="5.016cm" svg:height="1.517cm" svg:x="14.493cm" svg:y="23.383cm">
          <draw:text-box>
            <text:p text:style-name="P1"><text:span text:style-name="T10">(Interrupt from first or second stage)</text:span></text:p>
            <text:p text:style-name="P1"><text:span text:style-name="T6"/></text:p>
          </draw:text-box>
        </draw:frame>
        <draw:circle draw:style-name="gr1" draw:text-style-name="P1" draw:layer="layout" svg:width="3.81cm" svg:height="3.81cm" svg:x="8.62cm" svg:y="23.86cm">
          <text:p text:style-name="P1">COUNT</text:p>
          <text:p text:style-name="P1">OUT</text:p>
          <text:p text:style-name="P1"><text:span text:style-name="T4">Displays count</text:span></text:p>
          <text:p text:style-name="P1"><text:span text:style-name="T4">out timer</text:span></text:p>
        </draw:circle>
        <draw:path draw:style-name="gr12" draw:text-style-name="P1" draw:layer="layout" svg:width="7.826cm" svg:height="7.739cm" draw:transform="skewX (1.0765190826299) rotate (-1.87849787392233) translate (8.778cm 24.971cm)" svg:viewBox="0 0 7827 7740" svg:d="m0 0c5912 3947 7815 6125 7827 7740">
          <text:p/>
        </draw:path>
        <draw:path draw:style-name="gr12" draw:text-style-name="P1" draw:layer="layout" svg:width="1.529cm" svg:height="0.778cm" draw:transform="skewX (1.0765190826299) rotate (-1.87849787392233) translate (11.9844131519905cm 22.9525574528623cm)" svg:viewBox="0 0 1530 779" svg:d="m1530 113c-1688-317-1669 75-1385 666">
          <text:p/>
        </draw:path>
        <draw:path draw:style-name="gr12" draw:text-style-name="P1" draw:layer="layout" svg:width="4.839cm" svg:height="0.699cm" draw:transform="skewX (1.0765190826299) rotate (-1.87849787392233) translate (13.7326098193988cm 21.3337478494032cm)" svg:viewBox="0 0 4840 700" svg:d="m4840 700c-2983-835-3623-746-4840-617">
          <text:p/>
        </draw:path>
        <draw:path draw:style-name="gr12" draw:text-style-name="P1" draw:layer="layout" svg:width="8.715cm" svg:height="3.396cm" draw:transform="skewX (1.0765190826299) rotate (-1.87849787392233) translate (16.398cm 24.812cm)" svg:viewBox="0 0 8716 3397" svg:d="m0 0c2077 419 5285 1589 8716 3397">
          <text:p/>
        </draw:path>
        <draw:frame draw:style-name="gr21" draw:text-style-name="P11" draw:layer="layout" svg:width="1.429cm" svg:height="0.569cm" svg:x="11.795cm" svg:y="22.748cm">
          <draw:text-box>
            <text:p text:style-name="P1"><text:span text:style-name="T5">Reset</text:span></text:p>
          </draw:text-box>
        </draw:frame>
        <draw:frame draw:style-name="gr21" draw:text-style-name="P11" draw:layer="layout" svg:width="3.651cm" svg:height="0.887cm" svg:x="13.858cm" svg:y="25.83cm">
          <draw:text-box>
            <text:p text:style-name="P1"><text:span text:style-name="T5">1</text:span></text:p>
            <text:p text:style-name="P1"><text:span text:style-name="T6">Start countout timer</text:span></text:p>
          </draw:text-box>
        </draw:frame>
        <draw:frame draw:style-name="gr22" draw:text-style-name="P11" draw:layer="layout" svg:width="3.651cm" svg:height="0.728cm" svg:x="3.699cm" svg:y="23.608cm">
          <draw:text-box>
            <text:p text:style-name="P1"><text:span text:style-name="T5">Countdown timer expired</text:span></text:p>
          </draw:text-box>
        </draw:frame>
        <draw:path draw:style-name="gr12" draw:text-style-name="P1" draw:layer="layout" svg:width="2.349cm" svg:height="0.773cm" draw:transform="skewX (-0.557807228937282) rotate (1.96314634264285) translate (13.8044408268842cm 10.4731713327818cm)" svg:viewBox="0 0 2350 774" svg:d="m2350 0c-892 197-1415 369-2350 774">
          <text:p/>
        </draw:path>
        <draw:path draw:style-name="gr12" draw:text-style-name="P1" draw:layer="layout" svg:width="0.456cm" svg:height="0.718cm" draw:transform="skewX (-0.557807228937282) rotate (1.96314634264285) translate (3.222cm 14.493cm)" svg:viewBox="0 0 457 719" svg:d="m0 0c326 182 390 451 457 719">
          <text:p/>
        </draw:path>
        <draw:path draw:style-name="gr12" draw:text-style-name="P1" draw:layer="layout" svg:width="0.608cm" svg:height="0.571cm" draw:transform="skewX (-0.557807228937282) rotate (1.96314634264285) translate (4.174cm 9.731cm)" svg:viewBox="0 0 609 572" svg:d="m0 0c217 123 435 243 609 572">
          <text:p/>
        </draw:path>
      </draw:page>
      <draw:page draw:name="page6" draw:style-name="dp1" draw:master-page-name="Default">
        <draw:frame draw:style-name="gr6" draw:layer="layout" svg:width="11.59cm" svg:height="1.27cm" svg:x="2.268cm" svg:y="2.269cm">
          <draw:text-box>
            <text:p>Arena Data and Heartbeat Logic</text:p>
          </draw:text-box>
        </draw:frame>
        <draw:path draw:style-name="gr12" draw:text-style-name="P1" draw:layer="layout" svg:width="2.014cm" svg:height="0.306cm" draw:transform="skewX (-0.579972910437606) rotate (0.387114028092269) translate (8.31819254587713cm 7.61787471744155cm)" svg:viewBox="0 0 2015 307" svg:d="m0 307c528-175 1428-376 2015-284">
          <text:p/>
        </draw:path>
        <draw:path draw:style-name="gr12" draw:text-style-name="P1" draw:layer="layout" svg:width="2.229cm" svg:height="0.234cm" draw:transform="skewX (-0.579972910437606) rotate (0.387114028092269) translate (8.61818731809551cm 8.19179377704749cm)" svg:viewBox="0 0 2230 235" svg:d="m2230 0c-792 261-1163 289-2230 162">
          <text:p/>
        </draw:path>
        <draw:frame draw:style-name="gr15" draw:text-style-name="P11" draw:layer="layout" svg:width="3.111cm" svg:height="1.46cm" svg:x="2.334cm" svg:y="10.207cm">
          <draw:text-box>
            <text:p text:style-name="P1"><text:span text:style-name="T5">IdleTimer expired</text:span></text:p>
          </draw:text-box>
        </draw:frame>
        <draw:circle draw:style-name="gr1" draw:text-style-name="P1" draw:layer="layout" svg:width="3.81cm" svg:height="3.81cm" svg:x="1.793cm" svg:y="11.476cm">
          <text:p text:style-name="P1">SEND</text:p>
          <text:p text:style-name="P1">HEART<text:line-break/>BEAT</text:p>
        </draw:circle>
        <draw:frame draw:style-name="gr23" draw:text-style-name="P11" draw:layer="layout" svg:width="3.111cm" svg:height="1.205cm" svg:x="5.191cm" svg:y="11.318cm">
          <draw:text-box>
            <text:p text:style-name="P1"><text:span text:style-name="T5">1</text:span></text:p>
            <text:p text:style-name="P1"><text:span text:style-name="T6">Start alarmTimer</text:span></text:p>
            <text:p text:style-name="P1"><text:span text:style-name="T6">Start idleTimer</text:span></text:p>
          </draw:text-box>
        </draw:frame>
        <draw:frame draw:style-name="gr23" draw:text-style-name="P11" draw:layer="layout" svg:width="3.111cm" svg:height="0.887cm" svg:x="8.302cm" svg:y="11.225cm">
          <draw:text-box>
            <text:p text:style-name="P1"><text:span text:style-name="T5">alarmTimer Expired</text:span></text:p>
            <text:p text:style-name="P1"><text:span text:style-name="T6">Start faultTimer</text:span></text:p>
          </draw:text-box>
        </draw:frame>
        <draw:frame draw:style-name="gr15" draw:text-style-name="P11" draw:layer="layout" svg:width="3.111cm" svg:height="1.46cm" svg:x="6.556cm" svg:y="15.763cm">
          <draw:text-box>
            <text:p text:style-name="P1"><text:span text:style-name="T5">IdleTimer expired</text:span></text:p>
          </draw:text-box>
        </draw:frame>
        <draw:circle draw:style-name="gr1" draw:text-style-name="P1" draw:layer="layout" svg:width="3.81cm" svg:height="3.81cm" svg:x="6.079cm" svg:y="17.033cm">
          <text:p text:style-name="P1">SEND</text:p>
          <text:p text:style-name="P1">HEART<text:line-break/>BEAT</text:p>
        </draw:circle>
        <draw:frame draw:style-name="gr23" draw:text-style-name="P11" draw:layer="layout" svg:width="3.111cm" svg:height="0.887cm" svg:x="9.73cm" svg:y="17.033cm">
          <draw:text-box>
            <text:p text:style-name="P1"><text:span text:style-name="T5">1</text:span></text:p>
            <text:p text:style-name="P1"><text:span text:style-name="T6">Start idleTimer</text:span></text:p>
          </draw:text-box>
        </draw:frame>
        <draw:circle draw:style-name="gr1" draw:text-style-name="P1" draw:layer="layout" svg:width="3.81cm" svg:height="3.81cm" svg:x="14.493cm" svg:y="18.145cm">
          <text:p text:style-name="P1">FAULT</text:p>
        </draw:circle>
        <draw:frame draw:style-name="gr23" draw:text-style-name="P11" draw:layer="layout" svg:width="3.111cm" svg:height="0.887cm" svg:x="13.7cm" svg:y="16.557cm">
          <draw:text-box>
            <text:p text:style-name="P1"><text:span text:style-name="T5">faultTimer Expired</text:span></text:p>
            <text:p text:style-name="P1"><text:span text:style-name="T6"/></text:p>
          </draw:text-box>
        </draw:frame>
        <draw:frame draw:style-name="gr16" draw:text-style-name="P11" draw:layer="layout" svg:width="3.111cm" svg:height="0.635cm" svg:x="6.938cm" svg:y="6.397cm">
          <draw:text-box>
            <text:p text:style-name="P1"><text:span text:style-name="T5">New data</text:span></text:p>
          </draw:text-box>
        </draw:frame>
        <draw:circle draw:style-name="gr1" draw:text-style-name="P1" draw:layer="layout" svg:width="3.81cm" svg:height="3.81cm" svg:x="10.048cm" svg:y="4.333cm">
          <text:p text:style-name="P1">SEND DATA</text:p>
        </draw:circle>
        <draw:frame draw:style-name="gr23" draw:text-style-name="P11" draw:layer="layout" svg:width="3.111cm" svg:height="1.205cm" svg:x="9.001cm" svg:y="8.367cm">
          <draw:text-box>
            <text:p text:style-name="P1"><text:span text:style-name="T5">1</text:span></text:p>
            <text:p text:style-name="P1"><text:span text:style-name="T6">Start alarmTimer</text:span></text:p>
            <text:p text:style-name="P1"><text:span text:style-name="T6">Start idleTimer</text:span></text:p>
          </draw:text-box>
        </draw:frame>
        <draw:path draw:style-name="gr12" draw:text-style-name="P1" draw:layer="layout" svg:width="1.79cm" svg:height="1.801cm" draw:transform="skewX (-0.0740019602845456) rotate (-0.693244778893203) translate (5.04079368647017cm 5.78619091431699cm)" svg:viewBox="0 0 1791 1802" svg:d="m1791 304c-2356-1362-2362 2354-168 1311">
          <text:p/>
        </draw:path>
        <draw:frame draw:style-name="gr23" draw:text-style-name="P11" draw:layer="layout" svg:width="4.128cm" svg:height="1.205cm" svg:x="2.428cm" svg:y="4.875cm">
          <draw:text-box>
            <text:p text:style-name="P1"><text:span text:style-name="T5">New Incomming Data</text:span></text:p>
            <text:p text:style-name="P1"><text:span text:style-name="T6">reset alarmTimer</text:span></text:p>
            <text:p text:style-name="P1"><text:span text:style-name="T6">reset idleTimer</text:span></text:p>
          </draw:text-box>
        </draw:frame>
        <draw:path draw:style-name="gr12" draw:text-style-name="P1" draw:layer="layout" svg:width="1.529cm" svg:height="4.796cm" draw:transform="skewX (0.0760963553869385) rotate (0.694291976443213) translate (8.778cm 9.572cm)" svg:viewBox="0 0 1530 4797" svg:d="m917 4797c1496-1159-118-3395-917-4797">
          <text:p/>
        </draw:path>
        <draw:frame draw:style-name="gr23" draw:text-style-name="P11" draw:layer="layout" svg:width="4.128cm" svg:height="1.205cm" svg:x="11.477cm" svg:y="10.59cm">
          <draw:text-box>
            <text:p text:style-name="P1"><text:span text:style-name="T5">New Incomming Data</text:span></text:p>
            <text:p text:style-name="P1"><text:span text:style-name="T6">reset alarmTimer</text:span></text:p>
            <text:p text:style-name="P1"><text:span text:style-name="T6">reset idleTimer</text:span></text:p>
          </draw:text-box>
        </draw:frame>
        <draw:path draw:style-name="gr12" draw:text-style-name="P1" draw:layer="layout" svg:width="2.267cm" svg:height="0.843cm" draw:transform="skewX (-0.579972910437606) rotate (0.387114028092269) translate (7.94754797407069cm 16.6193234136974cm)" svg:viewBox="0 0 2268 844" svg:d="m2268 0c-636 115-1163 289-2268 844">
          <text:p/>
        </draw:path>
        <draw:path draw:style-name="gr12" draw:text-style-name="P1" draw:layer="layout" svg:width="2.159cm" svg:height="0.902cm" draw:transform="skewX (-0.579972910437606) rotate (0.387114028092269) translate (8.524755807125cm 17.0554701532463cm)" svg:viewBox="0 0 2160 903" svg:d="m0 903c899-202 1056-349 2160-903">
          <text:p/>
        </draw:path>
        <draw:path draw:style-name="gr12" draw:text-style-name="P1" draw:layer="layout" svg:width="1.411cm" svg:height="3.425cm" draw:transform="skewX (-0.579972910437606) rotate (0.387114028092269) translate (6.51852024904994cm 11.2160402741183cm)" svg:viewBox="0 0 1412 3426" svg:d="m1412 0c-819 1416-965 2037-1412 3426">
          <text:p/>
        </draw:path>
        <draw:path draw:style-name="gr12" draw:text-style-name="P1" draw:layer="layout" svg:width="1.146cm" svg:height="3.337cm" draw:transform="skewX (-0.579972910437606) rotate (0.387114028092269) translate (11.843260100919cm 16.3558557489607cm)" svg:viewBox="0 0 1147 3338" svg:d="m1147 0c-97 414-592 2009-1147 3338">
          <text:p/>
        </draw:path>
        <draw:circle draw:style-name="gr1" draw:text-style-name="P1" draw:layer="layout" svg:width="3.81cm" svg:height="3.81cm" svg:x="9.572cm" svg:y="12.747cm">
          <text:p text:style-name="P1">ALARM</text:p>
        </draw:circle>
        <draw:path draw:style-name="gr12" draw:text-style-name="P1" draw:layer="layout" svg:width="2.267cm" svg:height="0.843cm" draw:transform="skewX (-0.579972910437606) rotate (0.387114028092269) translate (3.66154797407068cm 11.0633234136974cm)" svg:viewBox="0 0 2268 844" svg:d="m2268 0c-636 115-1163 289-2268 844">
          <text:p/>
        </draw:path>
        <draw:path draw:style-name="gr12" draw:text-style-name="P1" draw:layer="layout" svg:width="2.159cm" svg:height="0.902cm" draw:transform="skewX (-0.579972910437606) rotate (0.387114028092269) translate (4.238755807125cm 11.4994701532463cm)" svg:viewBox="0 0 2160 903" svg:d="m0 903c899-202 1056-349 2160-903">
          <text:p/>
        </draw:path>
        <draw:circle draw:style-name="gr1" draw:text-style-name="P1" draw:layer="layout" svg:width="3.81cm" svg:height="3.81cm" svg:x="5.127cm" svg:y="7.031cm">
          <text:p text:style-name="P1">IDLE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H24M16S</meta:editing-duration>
    <meta:editing-cycles>8</meta:editing-cycles>
    <meta:generator>OpenOffice.org/3.3$Win32 OpenOffice.org_project/330m20$Build-9567</meta:generator>
    <dc:date>2015-06-18T11:37:46.36</dc:date>
    <dc:creator>Marshall Taylor</dc:creator>
    <meta:document-statistic meta:object-count="156"/>
  </office:meta>
</office:document-meta>
</file>